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62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236in"/>
    </style:style>
    <style:style style:name="co5" style:family="table-column">
      <style:table-column-properties fo:break-before="auto" style:column-width="4.9717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4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Test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Errors</text:p>
          </table:table-cell>
          <table:table-cell table:style-name="ce1" office:value-type="string">
            <text:p>Failures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/>
          <table:table-cell table:style-name="ce1" office:value-type="string">
            <text:p>Fix</text:p>
          </table:table-cell>
          <table:table-cell table:style-name="ce1" office:value-type="string">
            <text:p>Categorie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ttributeTest</text:p>
          </table:table-cell>
          <table:table-cell office:value-type="string">
            <text:p>Attribute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hitespace escaping in toXML e.g. Newline to #x0A etc.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illegal character in namespace URI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office:value-type="string">
            <text:p>AttributeTypeTest</text:p>
          </table:table-cell>
          <table:table-cell office:value-type="string">
            <text:p>Attribute.Typ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BaseURITest</text:p>
          </table:table-cell>
          <table:table-cell office:value-type="string">
            <text:p>(multiple)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illegal character in namespace URI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Non-escaping of delims and unwise chars in URI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illegal xml base values are ignored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values legal in xml base but not in URI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Returned baseuri should be absolutized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string">
            <text:p>baseuri feature in documents of different bases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ilderTest</text:p>
          </table:table-cell>
          <table:table-cell office:value-type="string">
            <text:p>Builder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illegal input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incorrect parsing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string">
            <text:p>wrong exception thrown</text:p>
          </table:table-cell>
          <table:table-cell office:value-type="string">
            <text:p>mapp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XML 1.1 allowed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string">
            <text:p>incorrect serialization (test equality via strings: Jdom adds UTF8 encoding)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ervation of parameter entities in internal subset dtd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table:formula="of:=SUM([.F12:.F17])"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CommentTest</text:p>
          </table:table-cell>
          <table:table-cell office:value-type="string">
            <text:p>Comment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ocTypeTest</text:p>
          </table:table-cell>
          <table:table-cell office:value-type="string">
            <text:p>DocType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no serialization of internal subset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allowing malformed internal subset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illegal public Ids, and systemIds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escaping of returned internal dtd subset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table:formula="of:=SUM([.F20:.F23])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DocumentTest</text:p>
          </table:table-cell>
          <table:table-cell office:value-type="string">
            <text:p>Document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lementTest</text:p>
          </table:table-cell>
          <table:table-cell office:value-type="string">
            <text:p>Element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erialization with attributes (e.g. ToXML)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namespace decl indexing</text:p>
          </table:table-cell>
          <table:table-cell office:value-type="string">
            <text:p>impl detail</text:p>
          </table:table-cell>
          <table:table-cell/>
          <table:table-cell office:value-type="string">
            <text:p>inv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conflicting default namespace</text:p>
          </table:table-cell>
          <table:table-cell office:value-type="string">
            <text:p>Well-formedness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removing attributes that don't exist (none available, or null given)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string">
            <text:p>illegal namespaces allowed</text:p>
          </table:table-cell>
          <table:table-cell office:value-type="string">
            <text:p>Well-formedness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adding attribute with multiple parent</text:p>
          </table:table-cell>
          <table:table-cell office:value-type="string">
            <text:p>Well-formedness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removed children inherit base UR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shortcircuiting of xml:base</text:p>
          </table:table-cell>
          <table:table-cell table:number-columns-repeated="2"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table:formula="of:=SUM([.F26:.F33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LeafNodeTest</text:p>
          </table:table-cell>
          <table:table-cell office:value-type="string">
            <text:p>(multiple)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amespacesTest</text:p>
          </table:table-cell>
          <table:table-cell office:value-type="string">
            <text:p>(multiple)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string">
            <text:p>conflicting namespaces</text:p>
          </table:table-cell>
          <table:table-cell office:value-type="string">
            <text:p>Well-formedness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bad schemes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string">
            <text:p>namespace decl indexing</text:p>
          </table:table-cell>
          <table:table-cell office:value-type="string">
            <text:p>impl detail</text:p>
          </table:table-cell>
          <table:table-cell/>
          <table:table-cell office:value-type="string">
            <text:p>inv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removing null prefix (?)</text:p>
          </table:table-cell>
          <table:table-cell office:value-type="string">
            <text:p>convenience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string">
            <text:p>malformed URIs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table:formula="of:=SUM([.F36:.F40])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NodesTest</text:p>
          </table:table-cell>
          <table:table-cell office:value-type="string">
            <text:p>Node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owing null arguments</text:p>
          </table:table-cell>
          <table:table-cell office:value-type="string">
            <text:p>convenience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arentNodeTest</text:p>
          </table:table-cell>
          <table:table-cell office:value-type="string">
            <text:p>ParentNode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rocessingIns.Test</text:p>
          </table:table-cell>
          <table:table-cell office:value-type="string">
            <text:p>ProcessingIns.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erialization (toString/toXML)</text:p>
          </table:table-cell>
          <table:table-cell office:value-type="string">
            <text:p>unparsing</text:p>
          </table:table-cell>
          <table:table-cell/>
          <table:table-cell office:value-type="string">
            <text:p>pos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illegal char in processing instruction data (\r)</text:p>
          </table:table-cell>
          <table:table-cell office:value-type="string">
            <text:p>parsing</text:p>
          </table:table-cell>
          <table:table-cell/>
          <table:table-cell office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TextTest</text:p>
          </table:table-cell>
          <table:table-cell office:value-type="string">
            <text:p>Text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pies aren't equal</text:p>
          </table:table-cell>
          <table:table-cell office:value-type="string">
            <text:p>bug</text:p>
          </table:table-cell>
          <table:table-cell/>
          <table:table-cell office:value-type="string">
            <text:p>inv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2">04/12/2009</text:date>, <text:time>00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1T23:36:20</meta:creation-date>
    <dc:date>2009-04-12T00:44:38</dc:date>
    <meta:editing-duration>PT01H08M19S</meta:editing-duration>
    <meta:editing-cycles>7</meta:editing-cycles>
    <meta:generator>NeoOffice/3.0$Unix OpenOffice.org_project/Patch 0</meta:generator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